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9d83" officeooo:paragraph-rsid="000e9d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erimientos Bonilla.</text:p>
      <text:p text:style-name="P1"/>
      <text:p text:style-name="P1">Se requeire que el alumno se pueda generar una cita desde la pagina web, es necesarios tener los sigueintes datos</text:p>
      <text:p text:style-name="P1"/>
      <text:p text:style-name="P1">Nombre </text:p>
      <text:p text:style-name="P1">Apellidos</text:p>
      <text:p text:style-name="P1">año de nacimiento,</text:p>
      <text:p text:style-name="P1">correo electronico</text:p>
      <text:p text:style-name="P1">carrera, </text:p>
      <text:p text:style-name="P1">codigo,</text:p>
      <text:p text:style-name="P1"/>
      <text:p text:style-name="P1">2. Los psicólogos pueden acceder a la pagina web en donde puede registrar su horario laborar y ver citas que tienen, podaran modificar las citas que tienen o dar de baja a alumnos que se registran.</text:p>
      <text:p text:style-name="P1"/>
      <text:p text:style-name="P1">Utilizar apache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7:36:04.103655031</meta:creation-date>
    <dc:date>2023-09-19T17:43:15.864224071</dc:date>
    <meta:editing-duration>PT7M12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69" meta:character-count="416" meta:non-whitespace-character-count="355"/>
  </office:meta>
</office:document-meta>
</file>